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681in"/>
    </style:style>
    <style:style style:name="co5" style:family="table-column">
      <style:table-column-properties fo:break-before="auto" style:column-width="1.4299in"/>
    </style:style>
    <style:style style:name="co6" style:family="table-column">
      <style:table-column-properties fo:break-before="auto" style:column-width="1.4972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272in"/>
    </style:style>
    <style:style style:name="co10" style:family="table-column">
      <style:table-column-properties fo:break-before="auto" style:column-width="2.0835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7" style:family="table-cell" style:parent-style-name="Default"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27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39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701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2.1827in" svg:y="6.9937in">
            <draw:object draw:notify-on-update-of-ranges="RESULTS.A17:RESULTS.A20 RESULTS.C17:RESULTS.C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0.2268in" svg:height="0.2772in" draw:transform="rotate (1.5707963267949) translate (2.31220472440945in 9.38110236220473in)">
            <draw:text-box>
              <text:p><text:span text:style-name="T1">1</text:span></text:p>
            </draw:text-box>
          </draw:frame>
          <draw:frame draw:z-index="2" draw:style-name="gr3" draw:text-style-name="P2" svg:width="0.689in" svg:height="0.5539in" draw:transform="rotate (1.5707963267949) translate (2.6240157480315in 9.41338582677165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2193in" svg:y="6.9417in">
            <draw:object draw:notify-on-update-of-ranges="RESULTS.A12:RESULTS.A15 RESULTS.C12:RESULTS.C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4" draw:text-style-name="P2" svg:width="0.4142in" svg:height="0.3701in" draw:transform="rotate (1.5707963267949) translate (8.34685039370079in 9.48543307086614in)">
            <draw:text-box>
              <text:p><text:span text:style-name="T1">14</text:span></text:p>
            </draw:text-box>
          </draw:frame>
          <draw:frame draw:z-index="5" draw:style-name="gr4" draw:text-style-name="P2" svg:width="0.4142in" svg:height="0.3701in" draw:transform="rotate (1.5707963267949) translate (8.64370078740157in 9.43779527559055in)">
            <draw:text-box>
              <text:p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2"/>
        <table:table-column table:style-name="co11" table:default-cell-style-name="Default"/>
        <table:table-column table:style-name="co12" table:number-columns-repeated="24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6" table:number-columns-repeated="4"/>
          <table:table-cell/>
          <table:table-cell table:style-name="ce16"/>
          <table:table-cell table:style-name="ce23"/>
          <table:table-cell table:style-name="ce131" table:number-columns-repeated="19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6" office:value-type="string" calcext:value-type="string">
            <text:p>d1655</text:p>
          </table:table-cell>
          <table:table-cell table:style-name="ce16" office:value-type="string" calcext:value-type="string">
            <text:p>d2103</text:p>
          </table:table-cell>
          <table:table-cell table:style-name="ce16" office:value-type="string" calcext:value-type="string">
            <text:p>fl1577</text:p>
          </table:table-cell>
          <table:table-cell table:style-name="ce16" office:value-type="string" calcext:value-type="string">
            <text:p>fl3795</text:p>
          </table:table-cell>
          <table:table-cell table:style-name="ce16" office:value-type="string" calcext:value-type="string">
            <text:p>fnl4461</text:p>
          </table:table-cell>
          <table:table-cell table:style-name="ce16" office:value-type="string" calcext:value-type="string">
            <text:p>pcb3038</text:p>
          </table:table-cell>
          <table:table-cell table:style-name="ce16" office:value-type="string" calcext:value-type="string">
            <text:p>pla7397</text:p>
          </table:table-cell>
          <table:table-cell table:style-name="ce16" office:value-type="string" calcext:value-type="string">
            <text:p>pr2392</text:p>
          </table:table-cell>
          <table:table-cell table:style-name="ce16" office:value-type="string" calcext:value-type="string">
            <text:p>rl1889</text:p>
          </table:table-cell>
          <table:table-cell table:style-name="ce16" office:value-type="string" calcext:value-type="string">
            <text:p>rl5915</text:p>
          </table:table-cell>
          <table:table-cell table:style-name="ce16" office:value-type="string" calcext:value-type="string">
            <text:p>rl5934</text:p>
          </table:table-cell>
          <table:table-cell table:style-name="ce16" office:value-type="string" calcext:value-type="string">
            <text:p>u1817</text:p>
          </table:table-cell>
          <table:table-cell table:style-name="ce16" office:value-type="string" calcext:value-type="string">
            <text:p>u2152</text:p>
          </table:table-cell>
          <table:table-cell table:style-name="ce16" office:value-type="string" calcext:value-type="string">
            <text:p>u2319</text:p>
          </table:table-cell>
          <table:table-cell table:style-name="ce16" office:value-type="string" calcext:value-type="string">
            <text:p>vm1748</text:p>
          </table:table-cell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22"/>
          <table:table-cell table:style-name="ce16" table:number-columns-repeated="6"/>
          <table:table-cell table:style-name="ce22" office:value-type="float" office:value="378062.826191438" calcext:value-type="float">
            <text:p>378062.826191438</text:p>
          </table:table-cell>
          <table:table-cell table:style-name="ce16" table:number-columns-repeated="7"/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7" office:value-type="float" office:value="71738.974850948" calcext:value-type="float">
            <text:p>71738.974850948</text:p>
          </table:table-cell>
          <table:table-cell table:style-name="ce17" office:value-type="float" office:value="85649.2572255481" calcext:value-type="float">
            <text:p>85649.2572255481</text:p>
          </table:table-cell>
          <table:table-cell table:style-name="ce17" office:value-type="float" office:value="25269.1263766022" calcext:value-type="float">
            <text:p>25269.1263766022</text:p>
          </table:table-cell>
          <table:table-cell table:style-name="ce17" office:value-type="float" office:value="33423.4801795816" calcext:value-type="float">
            <text:p>33423.4801795816</text:p>
          </table:table-cell>
          <table:table-cell table:style-name="ce17" office:value-type="float" office:value="203750.93650105" calcext:value-type="float">
            <text:p>203750.93650105</text:p>
          </table:table-cell>
          <table:table-cell table:style-name="ce17" office:value-type="float" office:value="158992.920131526" calcext:value-type="float">
            <text:p>158992.920131526</text:p>
          </table:table-cell>
          <table:table-cell table:style-name="Default" office:value-type="float" office:value="26361338" calcext:value-type="float">
            <text:p>26361338</text:p>
          </table:table-cell>
          <table:table-cell table:style-name="ce17" office:value-type="float" office:value="425302.0974389" calcext:value-type="float">
            <text:p>425302.0974389</text:p>
          </table:table-cell>
          <table:table-cell table:style-name="ce37" office:value-type="float" office:value="362428.723479964" calcext:value-type="float">
            <text:p>362428.723479964</text:p>
          </table:table-cell>
          <table:table-cell table:style-name="ce37" office:value-type="float" office:value="685347.047962416" calcext:value-type="float">
            <text:p>685347.047962416</text:p>
          </table:table-cell>
          <table:table-cell table:style-name="ce37" office:value-type="float" office:value="673544.454789781" calcext:value-type="float">
            <text:p>673544.454789781</text:p>
          </table:table-cell>
          <table:table-cell table:style-name="ce37" office:value-type="float" office:value="67867.8886418561" calcext:value-type="float">
            <text:p>67867.8886418561</text:p>
          </table:table-cell>
          <table:table-cell table:style-name="ce37" office:value-type="float" office:value="76920.8480571764" calcext:value-type="float">
            <text:p>76920.8480571764</text:p>
          </table:table-cell>
          <table:table-cell table:style-name="ce37" office:value-type="float" office:value="248845.222350126" calcext:value-type="float">
            <text:p>248845.222350126</text:p>
          </table:table-cell>
          <table:table-cell table:style-name="ce37" office:value-type="float" office:value="366413.984125827" calcext:value-type="float">
            <text:p>366413.984125827</text:p>
          </table:table-cell>
          <table:table-cell table:style-name="ce131" table:number-columns-repeated="11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15"/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3" table:number-columns-repeated="9"/>
          <table:table-cell table:style-name="ce23"/>
          <table:table-cell table:style-name="ce61" table:number-columns-repeated="25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number-columns-repeated="2"/>
          <table:table-cell office:value-type="float" office:value="71738.974850948" calcext:value-type="float">
            <text:p>71738.974850948</text:p>
          </table:table-cell>
          <table:table-cell office:value-type="float" office:value="85649.2572255481" calcext:value-type="float">
            <text:p>85649.2572255481</text:p>
          </table:table-cell>
          <table:table-cell office:value-type="float" office:value="25269.1263766022" calcext:value-type="float">
            <text:p>25269.1263766022</text:p>
          </table:table-cell>
          <table:table-cell office:value-type="float" office:value="33423.4801795816" calcext:value-type="float">
            <text:p>33423.4801795816</text:p>
          </table:table-cell>
          <table:table-cell office:value-type="float" office:value="203750.93650105" calcext:value-type="float">
            <text:p>203750.93650105</text:p>
          </table:table-cell>
          <table:table-cell office:value-type="float" office:value="158992.920131526" calcext:value-type="float">
            <text:p>158992.920131526</text:p>
          </table:table-cell>
          <table:table-cell table:style-name="Default" office:value-type="float" office:value="26361338" calcext:value-type="float">
            <text:p>26361338</text:p>
          </table:table-cell>
          <table:table-cell office:value-type="float" office:value="425302.0974389" calcext:value-type="float">
            <text:p>425302.0974389</text:p>
          </table:table-cell>
          <table:table-cell office:value-type="float" office:value="362402.297444778" calcext:value-type="float">
            <text:p>362402.297444778</text:p>
          </table:table-cell>
          <table:table-cell office:value-type="float" office:value="685347.047962416" calcext:value-type="float">
            <text:p>685347.047962416</text:p>
          </table:table-cell>
          <table:table-cell office:value-type="float" office:value="673544.454789781" calcext:value-type="float">
            <text:p>673544.454789781</text:p>
          </table:table-cell>
          <table:table-cell office:value-type="float" office:value="67639.5487241605" calcext:value-type="float">
            <text:p>67639.5487241605</text:p>
          </table:table-cell>
          <table:table-cell office:value-type="float" office:value="76384.2139991655" calcext:value-type="float">
            <text:p>76384.2139991655</text:p>
          </table:table-cell>
          <table:table-cell office:value-type="float" office:value="248817.608112635" calcext:value-type="float">
            <text:p>248817.608112635</text:p>
          </table:table-cell>
          <table:table-cell office:value-type="float" office:value="366413.984125827" calcext:value-type="float">
            <text:p>366413.984125827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number-columns-repeated="2"/>
          <table:table-cell office:value-type="float" office:value="71367.870345766" calcext:value-type="float">
            <text:p>71367.870345766</text:p>
          </table:table-cell>
          <table:table-cell office:value-type="float" office:value="85168.9229907245" calcext:value-type="float">
            <text:p>85168.9229907245</text:p>
          </table:table-cell>
          <table:table-cell office:value-type="float" office:value="25192.2072813378" calcext:value-type="float">
            <text:p>25192.2072813378</text:p>
          </table:table-cell>
          <table:table-cell office:value-type="float" office:value="33408.3840995471" calcext:value-type="float">
            <text:p>33408.3840995471</text:p>
          </table:table-cell>
          <table:table-cell office:value-type="float" office:value="203676.766561122" calcext:value-type="float">
            <text:p>203676.766561122</text:p>
          </table:table-cell>
          <table:table-cell office:value-type="float" office:value="158692.616731481" calcext:value-type="float">
            <text:p>158692.616731481</text:p>
          </table:table-cell>
          <table:table-cell table:style-name="Default" office:value-type="float" office:value="26361338" calcext:value-type="float">
            <text:p>26361338</text:p>
          </table:table-cell>
          <table:table-cell office:value-type="float" office:value="424576.329605638" calcext:value-type="float">
            <text:p>424576.329605638</text:p>
          </table:table-cell>
          <table:table-cell office:value-type="float" office:value="361182.36040042" calcext:value-type="float">
            <text:p>361182.36040042</text:p>
          </table:table-cell>
          <table:table-cell office:value-type="float" office:value="685298.427863114" calcext:value-type="float">
            <text:p>685298.427863114</text:p>
          </table:table-cell>
          <table:table-cell office:value-type="float" office:value="673496.820474096" calcext:value-type="float">
            <text:p>673496.820474096</text:p>
          </table:table-cell>
          <table:table-cell office:value-type="float" office:value="66372.773313485" calcext:value-type="float">
            <text:p>66372.773313485</text:p>
          </table:table-cell>
          <table:table-cell office:value-type="float" office:value="75337.0799540365" calcext:value-type="float">
            <text:p>75337.0799540365</text:p>
          </table:table-cell>
          <table:table-cell office:value-type="float" office:value="248455.272856465" calcext:value-type="float">
            <text:p>248455.272856465</text:p>
          </table:table-cell>
          <table:table-cell office:value-type="float" office:value="366076.38104443" calcext:value-type="float">
            <text:p>366076.38104443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number-columns-repeated="2"/>
          <table:table-cell office:value-type="float" office:value="71380.0177920632" calcext:value-type="float">
            <text:p>71380.0177920632</text:p>
          </table:table-cell>
          <table:table-cell office:value-type="float" office:value="85178.2700890618" calcext:value-type="float">
            <text:p>85178.2700890618</text:p>
          </table:table-cell>
          <table:table-cell office:value-type="float" office:value="25058.9155091193" calcext:value-type="float">
            <text:p>25058.9155091193</text:p>
          </table:table-cell>
          <table:table-cell office:value-type="float" office:value="33357.8180499415" calcext:value-type="float">
            <text:p>33357.8180499415</text:p>
          </table:table-cell>
          <table:table-cell office:value-type="float" office:value="203656.360812" calcext:value-type="float">
            <text:p>203656.360812</text:p>
          </table:table-cell>
          <table:table-cell office:value-type="float" office:value="158900.411243708" calcext:value-type="float">
            <text:p>158900.411243708</text:p>
          </table:table-cell>
          <table:table-cell table:style-name="Default" office:value-type="float" office:value="26360904" calcext:value-type="float">
            <text:p>26360904</text:p>
          </table:table-cell>
          <table:table-cell office:value-type="float" office:value="424549.855029686" calcext:value-type="float">
            <text:p>424549.855029686</text:p>
          </table:table-cell>
          <table:table-cell office:value-type="float" office:value="361779.813845191" calcext:value-type="float">
            <text:p>361779.813845191</text:p>
          </table:table-cell>
          <table:table-cell office:value-type="float" office:value="684772.13482819" calcext:value-type="float">
            <text:p>684772.13482819</text:p>
          </table:table-cell>
          <table:table-cell office:value-type="float" office:value="673522.241238754" calcext:value-type="float">
            <text:p>673522.241238754</text:p>
          </table:table-cell>
          <table:table-cell office:value-type="float" office:value="65914.910499248" calcext:value-type="float">
            <text:p>65914.910499248</text:p>
          </table:table-cell>
          <table:table-cell office:value-type="float" office:value="75039.920492043" calcext:value-type="float">
            <text:p>75039.920492043</text:p>
          </table:table-cell>
          <table:table-cell office:value-type="float" office:value="248682.12494256" calcext:value-type="float">
            <text:p>248682.12494256</text:p>
          </table:table-cell>
          <table:table-cell office:value-type="float" office:value="365997.382940734" calcext:value-type="float">
            <text:p>365997.382940734</text:p>
          </table:table-cell>
          <table:table-cell table:number-columns-repeated="17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number-columns-repeated="2"/>
          <table:table-cell office:value-type="float" office:value="71738.974850948" calcext:value-type="float">
            <text:p>71738.974850948</text:p>
          </table:table-cell>
          <table:table-cell office:value-type="float" office:value="85618.7568209033" calcext:value-type="float">
            <text:p>85618.7568209033</text:p>
          </table:table-cell>
          <table:table-cell office:value-type="float" office:value="25267.8130594553" calcext:value-type="float">
            <text:p>25267.8130594553</text:p>
          </table:table-cell>
          <table:table-cell office:value-type="float" office:value="33423.1362025686" calcext:value-type="float">
            <text:p>33423.1362025686</text:p>
          </table:table-cell>
          <table:table-cell office:value-type="float" office:value="203747.942102541" calcext:value-type="float">
            <text:p>203747.942102541</text:p>
          </table:table-cell>
          <table:table-cell office:value-type="float" office:value="158992.920131526" calcext:value-type="float">
            <text:p>158992.920131526</text:p>
          </table:table-cell>
          <table:table-cell table:style-name="Default" office:value-type="float" office:value="26361338" calcext:value-type="float">
            <text:p>26361338</text:p>
          </table:table-cell>
          <table:table-cell office:value-type="float" office:value="425295.603557832" calcext:value-type="float">
            <text:p>425295.603557832</text:p>
          </table:table-cell>
          <table:table-cell office:value-type="float" office:value="362399.129969821" calcext:value-type="float">
            <text:p>362399.129969821</text:p>
          </table:table-cell>
          <table:table-cell office:value-type="float" office:value="685347.047962416" calcext:value-type="float">
            <text:p>685347.047962416</text:p>
          </table:table-cell>
          <table:table-cell office:value-type="float" office:value="673544.454789781" calcext:value-type="float">
            <text:p>673544.454789781</text:p>
          </table:table-cell>
          <table:table-cell office:value-type="float" office:value="67830.0916124514" calcext:value-type="float">
            <text:p>67830.0916124514</text:p>
          </table:table-cell>
          <table:table-cell office:value-type="float" office:value="76800.4825723906" calcext:value-type="float">
            <text:p>76800.4825723906</text:p>
          </table:table-cell>
          <table:table-cell office:value-type="float" office:value="248845.222350126" calcext:value-type="float">
            <text:p>248845.222350126</text:p>
          </table:table-cell>
          <table:table-cell office:value-type="float" office:value="366381.972843405" calcext:value-type="float">
            <text:p>366381.972843405</text:p>
          </table:table-cell>
          <table:table-cell table:number-columns-repeated="17"/>
        </table:table-row>
        <table:table-row table:style-name="ro4">
          <table:table-cell table:style-name="ce3" office:value-type="string" calcext:value-type="string">
            <text:p>Heuristics as benchmark</text:p>
          </table:table-cell>
          <table:table-cell table:style-name="ce3" table:formula="of:=SUM([.D11:.J11])/22" office:value-type="float" office:value="0" calcext:value-type="float">
            <text:p>0</text:p>
          </table:table-cell>
          <table:table-cell table:style-name="ce3" table:number-columns-repeated="7"/>
          <table:table-cell table:style-name="ce23"/>
          <table:table-cell table:style-name="ce61" table:number-columns-repeated="25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2:.R12])/14" office:value-type="float" office:value="0.000751771763677712" calcext:value-type="float">
            <text:p>0.000751771763678</text:p>
          </table:table-cell>
          <table:table-cell table:style-name="ce13" table:formula="of:=[.B12]" office:value-type="percentage" office:value="0.000751771763677712" calcext:value-type="percentage">
            <text:p>0.08%</text:p>
          </table:table-cell>
          <table:table-cell table:style-name="ce112" table:formula="of:=([.D$4]-[.D7])/[.D$4]" office:value-type="float" office:value="0" calcext:value-type="float">
            <text:p>0</text:p>
          </table:table-cell>
          <table:table-cell table:style-name="ce112" table:formula="of:=([.E$4]-[.E7])/[.E$4]" office:value-type="float" office:value="0" calcext:value-type="float">
            <text:p>0</text:p>
          </table:table-cell>
          <table:table-cell table:style-name="ce112" table:formula="of:=([.F$4]-[.F7])/[.F$4]" office:value-type="float" office:value="0" calcext:value-type="float">
            <text:p>0</text:p>
          </table:table-cell>
          <table:table-cell table:style-name="ce112" table:formula="of:=([.G$4]-[.G7])/[.G$4]" office:value-type="float" office:value="0" calcext:value-type="float">
            <text:p>0</text:p>
          </table:table-cell>
          <table:table-cell table:formula="of:=([.H$4]-[.H7])/[.H$4]" office:value-type="float" office:value="0" calcext:value-type="float">
            <text:p>0</text:p>
          </table:table-cell>
          <table:table-cell table:style-name="ce112" table:formula="of:=([.I$4]-[.I7])/[.I$4]" office:value-type="float" office:value="0" calcext:value-type="float">
            <text:p>0</text:p>
          </table:table-cell>
          <table:table-cell table:style-name="ce112" table:formula="of:=([.J$4]-[.J7])/[.J$4]" office:value-type="float" office:value="0" calcext:value-type="float">
            <text:p>0</text:p>
          </table:table-cell>
          <table:table-cell table:style-name="ce112"/>
          <table:table-cell table:style-name="ce112" table:formula="of:=([.L$4]-[.L7])/[.L$4]" office:value-type="float" office:value="0.0000729137440671232" calcext:value-type="float">
            <text:p>7.29137440671232E-05</text:p>
          </table:table-cell>
          <table:table-cell table:style-name="ce112" table:formula="of:=([.M$4]-[.M7])/[.M$4]" office:value-type="float" office:value="0" calcext:value-type="float">
            <text:p>0</text:p>
          </table:table-cell>
          <table:table-cell table:style-name="ce112" table:formula="of:=([.N$4]-[.N7])/[.N$4]" office:value-type="float" office:value="0" calcext:value-type="float">
            <text:p>0</text:p>
          </table:table-cell>
          <table:table-cell table:style-name="ce112" table:formula="of:=([.O$4]-[.O7])/[.O$4]" office:value-type="float" office:value="0.00336447651849814" calcext:value-type="float">
            <text:p>0.003364476518498</text:p>
          </table:table-cell>
          <table:table-cell table:style-name="ce112" table:formula="of:=([.P$4]-[.P7])/[.P$4]" office:value-type="float" office:value="0.00697644489842328" calcext:value-type="float">
            <text:p>0.006976444898423</text:p>
          </table:table-cell>
          <table:table-cell table:style-name="ce112" table:formula="of:=([.Q$4]-[.Q7])/[.Q$4]" office:value-type="float" office:value="0.000110969530499415" calcext:value-type="float">
            <text:p>0.000110969530499</text:p>
          </table:table-cell>
          <table:table-cell table:style-name="ce112" table:formula="of:=([.R$4]-[.R7])/[.R$4]" office:value-type="float" office:value="0" calcext:value-type="float">
            <text:p>0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3:.R13])/14" office:value-type="float" office:value="0.00465842589766197" calcext:value-type="float">
            <text:p>0.004658425897662</text:p>
          </table:table-cell>
          <table:table-cell table:style-name="ce13" table:formula="of:=[.B13]" office:value-type="percentage" office:value="0.00465842589766197" calcext:value-type="percentage">
            <text:p>0.47%</text:p>
          </table:table-cell>
          <table:table-cell table:style-name="ce112" table:formula="of:=([.D$4]-[.D8])/[.D$4]" office:value-type="float" office:value="0.00517298310929406" calcext:value-type="float">
            <text:p>0.005172983109294</text:p>
          </table:table-cell>
          <table:table-cell table:style-name="ce112" table:formula="of:=([.E$4]-[.E8])/[.E$4]" office:value-type="float" office:value="0.00560815412045725" calcext:value-type="float">
            <text:p>0.005608154120457</text:p>
          </table:table-cell>
          <table:table-cell table:style-name="ce112" table:formula="of:=([.F$4]-[.F8])/[.F$4]" office:value-type="float" office:value="0.0030439950363942" calcext:value-type="float">
            <text:p>0.003043995036394</text:p>
          </table:table-cell>
          <table:table-cell table:style-name="ce112" table:formula="of:=([.G$4]-[.G8])/[.G$4]" office:value-type="float" office:value="0.0004516609267908" calcext:value-type="float">
            <text:p>0.000451660926791</text:p>
          </table:table-cell>
          <table:table-cell table:formula="of:=([.H$4]-[.H8])/[.H$4]" office:value-type="float" office:value="0.000364022571878887" calcext:value-type="float">
            <text:p>0.000364022571879</text:p>
          </table:table-cell>
          <table:table-cell table:style-name="ce112" table:formula="of:=([.I$4]-[.I8])/[.I$4]" office:value-type="float" office:value="0.00188878473202999" calcext:value-type="float">
            <text:p>0.00188878473203</text:p>
          </table:table-cell>
          <table:table-cell table:style-name="ce112" table:formula="of:=([.J$4]-[.J8])/[.J$4]" office:value-type="float" office:value="0" calcext:value-type="float">
            <text:p>0</text:p>
          </table:table-cell>
          <table:table-cell table:style-name="ce112"/>
          <table:table-cell table:style-name="ce112" table:formula="of:=([.L$4]-[.L8])/[.L$4]" office:value-type="float" office:value="0.00343891915512952" calcext:value-type="float">
            <text:p>0.00343891915513</text:p>
          </table:table-cell>
          <table:table-cell table:style-name="ce112" table:formula="of:=([.M$4]-[.M8])/[.M$4]" office:value-type="float" office:value="0.0000709423049926781" calcext:value-type="float">
            <text:p>7.09423049926781E-05</text:p>
          </table:table-cell>
          <table:table-cell table:style-name="ce112" table:formula="of:=([.N$4]-[.N8])/[.N$4]" office:value-type="float" office:value="0.0000707218585894767" calcext:value-type="float">
            <text:p>7.07218585894767E-05</text:p>
          </table:table-cell>
          <table:table-cell table:style-name="ce112" table:formula="of:=([.O$4]-[.O8])/[.O$4]" office:value-type="float" office:value="0.0220297899093485" calcext:value-type="float">
            <text:p>0.022029789909349</text:p>
          </table:table-cell>
          <table:table-cell table:style-name="ce112" table:formula="of:=([.P$4]-[.P8])/[.P$4]" office:value-type="float" office:value="0.0205895819292402" calcext:value-type="float">
            <text:p>0.02058958192924</text:p>
          </table:table-cell>
          <table:table-cell table:style-name="ce112" table:formula="of:=([.Q$4]-[.Q8])/[.Q$4]" office:value-type="float" office:value="0.00156703628857364" calcext:value-type="float">
            <text:p>0.001567036288574</text:p>
          </table:table-cell>
          <table:table-cell table:style-name="ce112" table:formula="of:=([.R$4]-[.R8])/[.R$4]" office:value-type="float" office:value="0.000921370624548466" calcext:value-type="float">
            <text:p>0.000921370624548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4:.R14])/14" office:value-type="float" office:value="0.00568087187982862" calcext:value-type="float">
            <text:p>0.005680871879829</text:p>
          </table:table-cell>
          <table:table-cell table:style-name="ce13" table:formula="of:=[.B14]" office:value-type="percentage" office:value="0.00568087187982862" calcext:value-type="percentage">
            <text:p>0.57%</text:p>
          </table:table-cell>
          <table:table-cell table:style-name="ce112" table:formula="of:=([.D$4]-[.D9])/[.D$4]" office:value-type="float" office:value="0.00500365470276897" calcext:value-type="float">
            <text:p>0.005003654702769</text:p>
          </table:table-cell>
          <table:table-cell table:style-name="ce112" table:formula="of:=([.E$4]-[.E9])/[.E$4]" office:value-type="float" office:value="0.00549902184494121" calcext:value-type="float">
            <text:p>0.005499021844941</text:p>
          </table:table-cell>
          <table:table-cell table:style-name="ce112" table:formula="of:=([.F$4]-[.F9])/[.F$4]" office:value-type="float" office:value="0.00831888148208881" calcext:value-type="float">
            <text:p>0.008318881482089</text:p>
          </table:table-cell>
          <table:table-cell table:style-name="ce112" table:formula="of:=([.G$4]-[.G9])/[.G$4]" office:value-type="float" office:value="0.00196455094703876" calcext:value-type="float">
            <text:p>0.001964550947039</text:p>
          </table:table-cell>
          <table:table-cell table:formula="of:=([.H$4]-[.H9])/[.H$4]" office:value-type="float" office:value="0.0004641730274907" calcext:value-type="float">
            <text:p>0.000464173027491</text:p>
          </table:table-cell>
          <table:table-cell table:style-name="ce112" table:formula="of:=([.I$4]-[.I9])/[.I$4]" office:value-type="float" office:value="0.000581842812509727" calcext:value-type="float">
            <text:p>0.00058184281251</text:p>
          </table:table-cell>
          <table:table-cell table:style-name="ce112" table:formula="of:=([.J$4]-[.J9])/[.J$4]" office:value-type="float" office:value="0.000016463504242463" calcext:value-type="float">
            <text:p>1.6463504242463E-05</text:p>
          </table:table-cell>
          <table:table-cell table:style-name="ce112"/>
          <table:table-cell table:style-name="ce112" table:formula="of:=([.L$4]-[.L9])/[.L$4]" office:value-type="float" office:value="0.00179044759074992" calcext:value-type="float">
            <text:p>0.00179044759075</text:p>
          </table:table-cell>
          <table:table-cell table:style-name="ce112" table:formula="of:=([.M$4]-[.M9])/[.M$4]" office:value-type="float" office:value="0.000838864245399151" calcext:value-type="float">
            <text:p>0.000838864245399</text:p>
          </table:table-cell>
          <table:table-cell table:style-name="ce112" table:formula="of:=([.N$4]-[.N9])/[.N$4]" office:value-type="float" office:value="0.0000329800815205072" calcext:value-type="float">
            <text:p>3.29800815205072E-05</text:p>
          </table:table-cell>
          <table:table-cell table:style-name="ce112" table:formula="of:=([.O$4]-[.O9])/[.O$4]" office:value-type="float" office:value="0.0287761735585158" calcext:value-type="float">
            <text:p>0.028776173558516</text:p>
          </table:table-cell>
          <table:table-cell table:style-name="ce112" table:formula="of:=([.P$4]-[.P9])/[.P$4]" office:value-type="float" office:value="0.024452766871931" calcext:value-type="float">
            <text:p>0.024452766871931</text:p>
          </table:table-cell>
          <table:table-cell table:style-name="ce112" table:formula="of:=([.Q$4]-[.Q9])/[.Q$4]" office:value-type="float" office:value="0.000655417074218985" calcext:value-type="float">
            <text:p>0.000655417074219</text:p>
          </table:table-cell>
          <table:table-cell table:style-name="ce112" table:formula="of:=([.R$4]-[.R9])/[.R$4]" office:value-type="float" office:value="0.0011369685741847" calcext:value-type="float">
            <text:p>0.001136968574185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15:.R15])/14" office:value-type="float" office:value="0.000194557399192184" calcext:value-type="float">
            <text:p>0.000194557399192</text:p>
          </table:table-cell>
          <table:table-cell table:style-name="ce13" table:formula="of:=[.B15]" office:value-type="percentage" office:value="0.000194557399192184" calcext:value-type="percentage">
            <text:p>0.02%</text:p>
          </table:table-cell>
          <table:table-cell table:style-name="ce112" table:formula="of:=([.D$4]-[.D10])/[.D$4]" office:value-type="float" office:value="0" calcext:value-type="float">
            <text:p>0</text:p>
          </table:table-cell>
          <table:table-cell table:style-name="ce112" table:formula="of:=([.E$4]-[.E10])/[.E$4]" office:value-type="float" office:value="0.000356108221283183" calcext:value-type="float">
            <text:p>0.000356108221283</text:p>
          </table:table-cell>
          <table:table-cell table:style-name="ce112" table:formula="of:=([.F$4]-[.F10])/[.F$4]" office:value-type="float" office:value="0.0000519731916068541" calcext:value-type="float">
            <text:p>5.19731916068541E-05</text:p>
          </table:table-cell>
          <table:table-cell table:style-name="ce112" table:formula="of:=([.G$4]-[.G10])/[.G$4]" office:value-type="float" office:value="0.0000102914780614725" calcext:value-type="float">
            <text:p>1.02914780614725E-05</text:p>
          </table:table-cell>
          <table:table-cell table:formula="of:=([.H$4]-[.H10])/[.H$4]" office:value-type="float" office:value="0.0000146963668506239" calcext:value-type="float">
            <text:p>1.46963668506239E-05</text:p>
          </table:table-cell>
          <table:table-cell table:style-name="ce112" table:formula="of:=([.I$4]-[.I10])/[.I$4]" office:value-type="float" office:value="0" calcext:value-type="float">
            <text:p>0</text:p>
          </table:table-cell>
          <table:table-cell table:style-name="ce112" table:formula="of:=([.J$4]-[.J10])/[.J$4]" office:value-type="float" office:value="0" calcext:value-type="float">
            <text:p>0</text:p>
          </table:table-cell>
          <table:table-cell table:style-name="ce112"/>
          <table:table-cell table:style-name="ce112" table:formula="of:=([.L$4]-[.L10])/[.L$4]" office:value-type="float" office:value="0.0000816533244366181" calcext:value-type="float">
            <text:p>8.16533244366181E-05</text:p>
          </table:table-cell>
          <table:table-cell table:style-name="ce112" table:formula="of:=([.M$4]-[.M10])/[.M$4]" office:value-type="float" office:value="0" calcext:value-type="float">
            <text:p>0</text:p>
          </table:table-cell>
          <table:table-cell table:style-name="ce112" table:formula="of:=([.N$4]-[.N10])/[.N$4]" office:value-type="float" office:value="0" calcext:value-type="float">
            <text:p>0</text:p>
          </table:table-cell>
          <table:table-cell table:style-name="ce112" table:formula="of:=([.O$4]-[.O10])/[.O$4]" office:value-type="float" office:value="0.000556920661023366" calcext:value-type="float">
            <text:p>0.000556920661023</text:p>
          </table:table-cell>
          <table:table-cell table:style-name="ce112" table:formula="of:=([.P$4]-[.P10])/[.P$4]" office:value-type="float" office:value="0.00156479664259922" calcext:value-type="float">
            <text:p>0.001564796642599</text:p>
          </table:table-cell>
          <table:table-cell table:style-name="ce112" table:formula="of:=([.Q$4]-[.Q10])/[.Q$4]" office:value-type="float" office:value="0" calcext:value-type="float">
            <text:p>0</text:p>
          </table:table-cell>
          <table:table-cell table:style-name="ce112" table:formula="of:=([.R$4]-[.R10])/[.R$4]" office:value-type="float" office:value="0.0000873637028292452" calcext:value-type="float">
            <text:p>8.73637028292452E-05</text:p>
          </table:table-cell>
          <table:table-cell table:style-name="ce39" table:number-columns-repeated="11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Optimal value as benchmark</text:p>
          </table:table-cell>
          <table:covered-table-cell table:style-name="ce12" table:formula="of:=SUM([.D16:.J16])/22" office:value-type="float" office:value="0" calcext:value-type="float">
            <text:p>0</text:p>
          </table:covered-table-cell>
          <table:table-cell table:style-name="ce12"/>
          <table:table-cell table:style-name="ce16" table:number-columns-repeated="4"/>
          <table:table-cell/>
          <table:table-cell table:style-name="ce16"/>
          <table:table-cell table:style-name="ce23"/>
          <table:table-cell table:style-name="ce131" table:number-columns-repeated="19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7:.R17])/1" office:value-type="float" office:value="-0.124950849368993" calcext:value-type="float">
            <text:p>-0.124950849368993</text:p>
          </table:table-cell>
          <table:table-cell table:style-name="ce13" table:formula="of:=[.B17]*(-1)" office:value-type="percentage" office:value="0.124950849368993" calcext:value-type="percentage">
            <text:p>12.50%</text:p>
          </table:table-cell>
          <table:table-cell table:style-name="ce112"/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K$3]-[.K7])/[.K$3]" office:value-type="float" office:value="-0.124950849368993" calcext:value-type="float">
            <text:p>-0.124950849368993</text:p>
          </table:table-cell>
          <table:table-cell table:style-name="ce39" table:number-columns-repeated="18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8:.R18])/1" office:value-type="float" office:value="-0.123031147713654" calcext:value-type="float">
            <text:p>-0.123031147713654</text:p>
          </table:table-cell>
          <table:table-cell table:style-name="ce13" table:formula="of:=[.B18]*(-1)" office:value-type="percentage" office:value="0.123031147713654" calcext:value-type="percentage">
            <text:p>12.30%</text:p>
          </table:table-cell>
          <table:table-cell table:style-name="ce112"/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K$3]-[.K8])/[.K$3]" office:value-type="float" office:value="-0.123031147713654" calcext:value-type="float">
            <text:p>-0.123031147713654</text:p>
          </table:table-cell>
          <table:table-cell table:style-name="ce39" table:number-columns-repeated="18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9:.R19])/1" office:value-type="float" office:value="-0.122961120791889" calcext:value-type="float">
            <text:p>-0.122961120791889</text:p>
          </table:table-cell>
          <table:table-cell table:style-name="ce13" table:formula="of:=[.B19]*(-1)" office:value-type="percentage" office:value="0.122961120791889" calcext:value-type="percentage">
            <text:p>12.30%</text:p>
          </table:table-cell>
          <table:table-cell table:style-name="ce7" table:number-columns-repeated="4"/>
          <table:table-cell/>
          <table:table-cell table:style-name="ce7" table:number-columns-repeated="2"/>
          <table:table-cell table:style-name="ce112" table:formula="of:=([.K$3]-[.K9])/[.K$3]" office:value-type="float" office:value="-0.122961120791889" calcext:value-type="float">
            <text:p>-0.122961120791889</text:p>
          </table:table-cell>
          <table:table-cell table:style-name="ce7" table:number-columns-repeated="18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20:.R20])/1" office:value-type="float" office:value="-0.124933672644337" calcext:value-type="float">
            <text:p>-0.124933672644337</text:p>
          </table:table-cell>
          <table:table-cell table:style-name="ce13" table:formula="of:=[.B20]*(-1)" office:value-type="percentage" office:value="0.124933672644337" calcext:value-type="percentage">
            <text:p>12.49%</text:p>
          </table:table-cell>
          <table:table-cell table:style-name="ce7" table:number-columns-repeated="4"/>
          <table:table-cell/>
          <table:table-cell table:style-name="ce7" table:number-columns-repeated="2"/>
          <table:table-cell table:style-name="ce112" table:formula="of:=([.K$3]-[.K10])/[.K$3]" office:value-type="float" office:value="-0.124933672644337" calcext:value-type="float">
            <text:p>-0.124933672644337</text:p>
          </table:table-cell>
          <table:table-cell table:style-name="ce7" table:number-columns-repeated="18"/>
          <table:table-cell table:number-columns-repeated="6"/>
        </table:table-row>
        <table:table-row table:style-name="ro5">
          <table:table-cell table:style-name="ce5"/>
          <table:table-cell table:style-name="ce7" table:number-columns-repeated="6"/>
          <table:table-cell/>
          <table:table-cell table:style-name="ce7" table:number-columns-repeated="21"/>
          <table:table-cell table:number-columns-repeated="6"/>
        </table:table-row>
        <table:table-row table:style-name="ro5">
          <table:table-cell table:style-name="ce7" table:number-columns-repeated="7"/>
          <table:table-cell/>
          <table:table-cell table:style-name="ce7" table:number-columns-repeated="21"/>
          <table:table-cell table:number-columns-repeated="6"/>
        </table:table-row>
        <table:table-row table:style-name="ro5" table:number-rows-repeated="2">
          <table:table-cell table:style-name="ce5"/>
          <table:table-cell table:style-name="ce10" table:number-columns-repeated="2"/>
          <table:table-cell table:style-name="ce7" table:number-columns-repeated="4"/>
          <table:table-cell/>
          <table:table-cell table:style-name="ce7" table:number-columns-repeated="21"/>
          <table:table-cell table:number-columns-repeated="6"/>
        </table:table-row>
        <table:table-row table:style-name="ro5" table:number-rows-repeated="11">
          <table:table-cell table:style-name="ce7" table:number-columns-repeated="7"/>
          <table:table-cell/>
          <table:table-cell table:style-name="ce7" table:number-columns-repeated="21"/>
          <table:table-cell table:number-columns-repeated="6"/>
        </table:table-row>
        <table:table-row table:style-name="ro5" table:number-rows-repeated="1048540">
          <table:table-cell table:number-columns-repeated="35"/>
        </table:table-row>
        <table:table-row table:style-name="ro5">
          <table:table-cell table:number-columns-repeated="35"/>
        </table:table-row>
      </table:table>
      <table:table table:name="Sheet2" table:style-name="ta1">
        <table:table-column table:style-name="co12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2"/>
        </table:table-row>
        <table:table-row table:style-name="ro5"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9:42:10.767940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09:51:19.389744472</dc:date>
    <meta:editing-duration>P3DT2H25M13S</meta:editing-duration>
    <meta:editing-cycles>114</meta:editing-cycles>
    <meta:generator>LibreOffice/6.4.2.2$MacOSX_X86_64 LibreOffice_project/4e471d8c02c9c90f512f7f9ead8875b57fcb1ec3</meta:generator>
    <meta:document-statistic meta:table-count="2" meta:cell-count="187" meta:object-count="6"/>
  </office:meta>
</office:document-meta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ee7e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008cm" svg:y="0.187cm" svg:width="11.025cm" svg:height="12.86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28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31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 chart:style-name="ch9" chart:repeated="2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124950849368993">
                <text:p>0.124950849368993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123031147713654">
                <text:p>0.123031147713654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122961120791889">
                <text:p>0.12296112079188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124933672644337">
                <text:p>0.124933672644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8f2a1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2.388cm" svg:y="0.187cm" svg:width="10.645cm" svg:height="12.86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288cm" svg:y="7.029cm" chart:style-name="ch6">
              <text:p>I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/>
            <chart:data-point chart:style-name="ch9"/>
            <chart:data-point chart:style-name="ch10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00751771763677712">
                <text:p>0.000751771763677712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0465842589766197">
                <text:p>0.00465842589766197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0568087187982862">
                <text:p>0.00568087187982862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0194557399192184">
                <text:p>0.0001945573991921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